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textarea-horizontal-align="left" draw:textarea-vertical-align="bottom"/>
    </style:style>
    <style:style style:name="gr2" style:family="graphic" style:parent-style-name="standard">
      <style:graphic-properties draw:fill="solid" draw:fill-color="#9999ff" draw:textarea-horizontal-align="left" draw:textarea-vertical-align="bottom"/>
    </style:style>
    <style:style style:name="gr3" style:family="graphic" style:parent-style-name="standard">
      <style:graphic-properties draw:fill="solid" draw:fill-color="#ff9966" draw:textarea-vertical-align="middle" draw:fit-to-size="false"/>
    </style:style>
    <style:style style:name="gr4" style:family="graphic" style:parent-style-name="standard">
      <style:graphic-properties draw:fill="solid" draw:fill-color="#ff6633" draw:textarea-vertical-align="middle" draw:fit-to-siz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1.463cm" svg:height="7.239cm" svg:x="2.651cm" svg:y="8.747cm" draw:corner-radius="0.5cm">
          <text:p text:style-name="P1">ElasticSearch Cluster: 3 nodes, 1 index with 2 shards and 1 replica</text:p>
        </draw:rect>
        <draw:rect draw:style-name="gr2" draw:text-style-name="P1" draw:layer="layout" svg:width="6.604cm" svg:height="5.334cm" svg:x="3.032cm" svg:y="9.382cm" draw:corner-radius="0.5cm">
          <text:p text:style-name="P1">Node 1</text:p>
        </draw:rect>
        <draw:rect draw:style-name="gr3" draw:text-style-name="P1" draw:layer="layout" svg:width="6.096cm" svg:height="1.778cm" svg:x="3.286cm" svg:y="9.636cm" draw:corner-radius="0.5cm">
          <text:p text:style-name="P1">Shard 1 (Primary)</text:p>
        </draw:rect>
        <draw:rect draw:style-name="gr4" draw:text-style-name="P1" draw:layer="layout" svg:width="6.096cm" svg:height="1.778cm" svg:x="3.286cm" svg:y="11.795cm" draw:corner-radius="0.5cm">
          <text:p text:style-name="P1">Shard 4 (Replica)</text:p>
        </draw:rect>
        <draw:rect draw:style-name="gr3" draw:text-style-name="P1" draw:layer="layout" svg:width="6.096cm" svg:height="1.778cm" svg:x="3.286cm" svg:y="9.636cm" draw:corner-radius="0.5cm">
          <text:p text:style-name="P1">Shard 1 (Primary)</text:p>
        </draw:rect>
        <draw:rect draw:style-name="gr2" draw:text-style-name="P1" draw:layer="layout" svg:width="6.604cm" svg:height="5.334cm" svg:x="10.144cm" svg:y="9.382cm" draw:corner-radius="0.5cm">
          <text:p text:style-name="P1">Node 2</text:p>
        </draw:rect>
        <draw:rect draw:style-name="gr3" draw:text-style-name="P1" draw:layer="layout" svg:width="6.096cm" svg:height="1.778cm" svg:x="10.398cm" svg:y="9.636cm" draw:corner-radius="0.5cm">
          <text:p text:style-name="P1">Shard 1 (Primary)</text:p>
        </draw:rect>
        <draw:rect draw:style-name="gr3" draw:text-style-name="P1" draw:layer="layout" svg:width="6.096cm" svg:height="1.778cm" svg:x="10.398cm" svg:y="9.636cm" draw:corner-radius="0.5cm">
          <text:p text:style-name="P1">Shard 2 (Primary)</text:p>
        </draw:rect>
        <draw:rect draw:style-name="gr2" draw:text-style-name="P1" draw:layer="layout" svg:width="6.604cm" svg:height="5.334cm" svg:x="17.256cm" svg:y="9.382cm" draw:corner-radius="0.5cm">
          <text:p text:style-name="P1">Node 3</text:p>
        </draw:rect>
        <draw:rect draw:style-name="gr4" draw:text-style-name="P1" draw:layer="layout" svg:width="6.096cm" svg:height="1.778cm" svg:x="17.51cm" svg:y="11.795cm" draw:corner-radius="0.5cm">
          <text:p text:style-name="P1">Shard 3 (Replica)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9T09:21:24</meta:creation-date>
    <dc:date>2013-09-09T10:36:10</dc:date>
    <meta:editing-duration>PT59M36S</meta:editing-duration>
    <meta:editing-cycles>1</meta:editing-cycles>
    <meta:document-statistic meta:object-count="10"/>
    <meta:generator>LibreOffice/4.0.4.2$Linux_X86_64 LibreOffice_project/400m0$Build-2</meta:generator>
  </office:meta>
</office:document-meta>
</file>